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085fcb"/>
    </style:style>
    <style:style style:name="P4" style:family="paragraph" style:parent-style-name="Standard">
      <style:text-properties fo:language="pt" fo:country="BR" officeooo:paragraph-rsid="0009e702"/>
    </style:style>
    <style:style style:name="P5" style:family="paragraph" style:parent-style-name="Standard">
      <style:text-properties fo:language="pt" fo:country="BR" officeooo:paragraph-rsid="000b02a5"/>
    </style:style>
    <style:style style:name="P6" style:family="paragraph" style:parent-style-name="Standard">
      <style:text-properties fo:language="pt" fo:country="BR" officeooo:rsid="000c8fe0" officeooo:paragraph-rsid="000c8fe0"/>
    </style:style>
    <style:style style:name="T1" style:family="text">
      <style:text-properties officeooo:rsid="0009e702"/>
    </style:style>
    <style:style style:name="T2" style:family="text">
      <style:text-properties officeooo:rsid="00085fcb"/>
    </style:style>
    <style:style style:name="T3" style:family="text">
      <style:text-properties officeooo:rsid="000b02a5"/>
    </style:style>
    <style:style style:name="T4" style:family="text">
      <style:text-properties officeooo:rsid="000c8f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1">Relatório ALG2 – Trabalho 2</text:span><text:span text:style-name="T2"> </text:span></text:p>
      <text:p text:style-name="P4">Lucas Martins <text:span text:style-name="T1">11275126</text:span></text:p>
      <text:p text:style-name="P4">Sen Chai <text:span text:style-name="T1">10727830</text:span></text:p>
      <text:p text:style-name="P4"/>
      <text:p text:style-name="P1">Utilização do programa:</text:p>
      <text:p text:style-name="P1">Digite make go para compilar e executar o código principal. O comando aciona o compilador gcc.</text:p>
      <text:p text:style-name="P1"/>
      <text:p text:style-name="P1">Estrutura de Dados</text:p>
      <text:p text:style-name="P4"><text:span text:style-name="T1">Após analisar o problema, optamos por utilizar um grafo bipartite </text:span><text:span text:style-name="T3">com as arestas representadas em forma de </text:span>lista de adjacências, pois <text:span text:style-name="T3">no</text:span> modelo trabalhado <text:span text:style-name="T3">atores </text:span>ligam-se exclusivamente com filmes e filmes com atores.</text:p>
      <text:p text:style-name="P5">A maioria dos atores trabalhou em poucos filmes, comparado a número total de filmes existentes, deixando um número pequeno de adjacentes para os atores. O modelo tende a um grafo pouco denso, justificando a rejeição do modelo de matriz de adjacências.</text:p>
      <text:p text:style-name="P1">As arestas são direcionadas.</text:p>
      <text:p text:style-name="P1"/>
      <text:p text:style-name="P1">Complexidade de Busca</text:p>
      <text:p text:style-name="P1">A busca a partir do nome do filme ou ator é linear, mas de acesso direto. Então se já conhecida o índice do vetor, a complexidade temporal do acesso é O(1).</text:p>
      <text:p text:style-name="P1">Os índices dos vértices não mudam ao longo da inserção, pois não há opção de excluir elementos e nem conexões.</text:p>
      <text:p text:style-name="P1"/>
      <text:p text:style-name="P1">Inserção de Vértice</text:p>
      <text:p text:style-name="P1">Vértices ao serem inseridos, antes passam por busca para ver se existiam anteriormente, então a complexidade é linear.</text:p>
      <text:p text:style-name="P1"/>
      <text:p text:style-name="P1">Inserção de Aresta</text:p>
      <text:p text:style-name="P1">A lista de adjacências guarda o valor de índice do vértice o qual se liga, esta lista de adjacência é uma estrutura de vetor dinâmico, onde o escapo alocado muda conforme seu crescimento, sua complexidade é constante.</text:p>
      <text:p text:style-name="P1"/>
      <text:p text:style-name="P1"><text:span text:style-name="T4">Calculo do número de Kevin Bacon e c</text:span>aminho mais curto</text:p>
      <text:p text:style-name="P1"><text:span text:style-name="T4">Método </text:span><text:s/>usado <text:span text:style-name="T4">é baseado no Algoritmo de busca em largura. Requer</text:span> <text:span text:style-name="T4">uma </text:span>fila e <text:span text:style-name="T4">uma </text:span>lista de cores para respectivamente guardar os vértices seguintes que devem ser percorridos, e as cores para marcar os vértices já percorridos. O ponto inciais sempre é Kevin Bacon, nesta proposta é verificar os caminhos dos demais atores ate Kevin Bacon. </text:p>
      <text:p text:style-name="P6">Esse processo resulta em um vetor de antecedentes, que é percorrido do índice do ator consultado até Kevin Bacon (ou mostra uma mensagem de erro caso esse ator não se ligue a origem) e reproduz o caminho até Kevin Bacon.</text:p>
      <text:p text:style-name="P6"/>
      <text:p text:style-name="P6">O mundo de Kevin</text:p>
      <text:p text:style-name="P6">Tambem baseado no algoritmo de busca em largura, essa função utiliza o vetor de antecedentes para calcular o número de KB e armazenar em um vetor de distância, que será utilizado para as operações do calculo da media e do desvio padrã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1:54:42.935977396</meta:creation-date>
    <dc:date>2020-07-19T13:09:09.246159840</dc:date>
    <meta:editing-duration>PT48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1" meta:word-count="377" meta:character-count="2217" meta:non-whitespace-character-count="1857"/>
  </office:meta>
</office:document-meta>
</file>